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ext_20_body">
      <style:text-properties officeooo:rsid="00106c69" officeooo:paragraph-rsid="00106c69"/>
    </style:style>
    <style:style style:name="P3" style:family="paragraph" style:parent-style-name="Table_20_Heading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147e"/>
    </style:style>
    <style:style style:name="P5" style:family="paragraph" style:parent-style-name="Table_20_Contents">
      <style:text-properties officeooo:rsid="0015147e" officeooo:paragraph-rsid="0015b863"/>
    </style:style>
    <style:style style:name="P6" style:family="paragraph" style:parent-style-name="Table_20_Contents">
      <style:text-properties officeooo:rsid="0015b863" officeooo:paragraph-rsid="0015b863"/>
    </style:style>
    <style:style style:name="P7" style:family="paragraph" style:parent-style-name="Table_20_Contents">
      <style:text-properties officeooo:rsid="0024409d" officeooo:paragraph-rsid="0024409d"/>
    </style:style>
    <style:style style:name="P8" style:family="paragraph" style:parent-style-name="Table_20_Contents">
      <style:text-properties officeooo:rsid="00246687" officeooo:paragraph-rsid="00246687"/>
    </style:style>
    <style:style style:name="P9" style:family="paragraph" style:parent-style-name="Table_20_Contents">
      <style:text-properties officeooo:rsid="0028ee2e" officeooo:paragraph-rsid="0028ee2e"/>
    </style:style>
    <style:style style:name="P10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11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4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5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Courier New" fo:font-size="10pt" fo:font-style="normal" officeooo:rsid="001c99d5" officeooo:paragraph-rsid="0021d8c2" style:font-size-asian="8.75pt" style:font-style-asian="normal" style:font-size-complex="10pt" style:font-style-complex="normal"/>
    </style:style>
    <style:style style:name="P16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28f5b" officeooo:paragraph-rsid="00147612" style:font-size-asian="9pt" style:font-style-asian="italic" style:font-size-complex="9pt" style:font-style-complex="italic"/>
    </style:style>
    <style:style style:name="P17" style:family="paragraph" style:parent-style-name="Text_20_body">
      <style:paragraph-properties fo:margin-left="1.251cm" fo:margin-right="0cm" fo:margin-top="0cm" fo:margin-bottom="0.247cm" style:contextual-spacing="false" fo:line-height="100%" fo:text-indent="0cm" style:auto-text-indent="false"/>
      <style:text-properties style:font-name="Courier New" fo:font-size="9pt" fo:font-style="italic" officeooo:rsid="00128f5b" officeooo:paragraph-rsid="002785e4" style:font-size-asian="9pt" style:font-style-asian="italic" style:font-size-complex="9pt" style:font-style-complex="italic"/>
    </style:style>
    <style:style style:name="P18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47612" officeooo:paragraph-rsid="00147612" style:font-size-asian="9pt" style:font-style-asian="italic" style:font-size-complex="9pt" style:font-style-complex="italic"/>
    </style:style>
    <style:style style:name="P19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da83b" officeooo:paragraph-rsid="001da83b" style:font-size-asian="9pt" style:font-style-asian="italic" style:font-size-complex="9pt" style:font-style-complex="italic"/>
    </style:style>
    <style:style style:name="P20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5147e" officeooo:paragraph-rsid="0015147e" style:font-size-asian="9pt" style:font-style-asian="italic" style:font-size-complex="9pt" style:font-style-complex="italic"/>
    </style:style>
    <style:style style:name="P21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normal" officeooo:rsid="001da83b" officeooo:paragraph-rsid="001da83b" style:font-size-asian="9pt" style:font-style-asian="normal" style:font-size-complex="9pt" style:font-style-complex="normal"/>
    </style:style>
    <style:style style:name="P22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normal" officeooo:rsid="002785e4" officeooo:paragraph-rsid="002785e4" style:font-size-asian="9pt" style:font-style-asian="normal" style:font-size-complex="9pt" style:font-style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7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8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29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30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31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c99d5" officeooo:paragraph-rsid="001c99d5" style:font-size-asian="10.5pt" style:font-size-complex="12pt"/>
    </style:style>
    <style:style style:name="P32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fe10a" officeooo:paragraph-rsid="001fe10a" style:font-size-asian="10.5pt" style:font-size-complex="12pt"/>
    </style:style>
    <style:style style:name="P3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35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36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P37" style:family="paragraph" style:parent-style-name="Heading_20_3" style:list-style-name=""/>
    <style:style style:name="P38" style:family="paragraph" style:parent-style-name="Heading_20_3">
      <style:paragraph-properties fo:break-before="page"/>
    </style:style>
    <style:style style:name="P39" style:family="paragraph" style:parent-style-name="Heading_20_3">
      <style:text-properties officeooo:rsid="0015147e" officeooo:paragraph-rsid="0015147e"/>
    </style:style>
    <style:style style:name="T1" style:family="text">
      <style:text-properties officeooo:rsid="002922bd"/>
    </style:style>
    <style:style style:name="T2" style:family="text">
      <style:text-properties officeooo:rsid="0028ee2e"/>
    </style:style>
    <style:style style:name="T3" style:family="text">
      <style:text-properties officeooo:rsid="002785e4"/>
    </style:style>
    <style:style style:name="T4" style:family="text">
      <style:text-properties officeooo:rsid="00264ee4"/>
    </style:style>
    <style:style style:name="T5" style:family="text">
      <style:text-properties officeooo:rsid="00246687"/>
    </style:style>
    <style:style style:name="T6" style:family="text">
      <style:text-properties officeooo:rsid="001fe10a"/>
    </style:style>
    <style:style style:name="T7" style:family="text">
      <style:text-properties officeooo:rsid="00236c7e"/>
    </style:style>
    <style:style style:name="T8" style:family="text">
      <style:text-properties officeooo:rsid="00167cb8"/>
    </style:style>
    <style:style style:name="T9" style:family="text">
      <style:text-properties officeooo:rsid="001b8959"/>
    </style:style>
    <style:style style:name="T10" style:family="text">
      <style:text-properties officeooo:rsid="00122808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47612" style:font-style-asian="normal" style:font-style-complex="normal"/>
    </style:style>
    <style:style style:name="T13" style:family="text">
      <style:text-properties fo:font-style="normal" officeooo:rsid="0015147e" style:font-style-asian="normal" style:font-style-complex="normal"/>
    </style:style>
    <style:style style:name="T14" style:family="text">
      <style:text-properties fo:font-style="normal" officeooo:rsid="00167cb8" style:font-style-asian="normal" style:font-style-complex="normal"/>
    </style:style>
    <style:style style:name="T15" style:family="text">
      <style:text-properties fo:font-style="normal" officeooo:rsid="0017b2d4" style:font-style-asian="normal" style:font-style-complex="normal"/>
    </style:style>
    <style:style style:name="T16" style:family="text">
      <style:text-properties fo:font-style="normal" officeooo:rsid="0018a1d4" style:font-style-asian="normal" style:font-style-complex="normal"/>
    </style:style>
    <style:style style:name="T17" style:family="text">
      <style:text-properties fo:font-style="normal" officeooo:rsid="0019b61e" style:font-style-asian="normal" style:font-style-complex="normal"/>
    </style:style>
    <style:style style:name="T18" style:family="text">
      <style:text-properties fo:font-style="normal" officeooo:rsid="001b8959" style:font-style-asian="normal" style:font-style-complex="normal"/>
    </style:style>
    <style:style style:name="T19" style:family="text">
      <style:text-properties fo:font-style="normal" officeooo:rsid="001da83b" style:font-style-asian="normal" style:font-style-complex="normal"/>
    </style:style>
    <style:style style:name="T20" style:family="text">
      <style:text-properties fo:font-style="normal" officeooo:rsid="001fe10a" style:font-style-asian="normal" style:font-style-complex="normal"/>
    </style:style>
    <style:style style:name="T21" style:family="text">
      <style:text-properties fo:font-style="normal" officeooo:rsid="002785e4" style:font-style-asian="normal" style:font-style-complex="normal"/>
    </style:style>
    <style:style style:name="T22" style:family="text">
      <style:text-properties fo:font-style="normal" officeooo:rsid="00287c93" style:font-style-asian="normal" style:font-style-complex="normal"/>
    </style:style>
    <style:style style:name="T23" style:family="text">
      <style:text-properties fo:font-style="normal" officeooo:rsid="002a57a3" style:font-style-asian="normal" style:font-style-complex="normal"/>
    </style:style>
    <style:style style:name="T24" style:family="text">
      <style:text-properties officeooo:rsid="00147612"/>
    </style:style>
    <style:style style:name="T25" style:family="text">
      <style:text-properties officeooo:rsid="0015b863"/>
    </style:style>
    <style:style style:name="T26" style:family="text">
      <style:text-properties officeooo:rsid="0017b2d4"/>
    </style:style>
    <style:style style:name="T27" style:family="text">
      <style:text-properties officeooo:rsid="0018a1d4"/>
    </style:style>
    <style:style style:name="T28" style:family="text">
      <style:text-properties officeooo:rsid="0021d8c2"/>
    </style:style>
    <style:style style:name="T29" style:family="text">
      <style:text-properties officeooo:rsid="00224dd6"/>
    </style:style>
    <style:style style:name="T30" style:family="text">
      <style:text-properties officeooo:rsid="002a57a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>E2Guardian V5 – Revised List Definition</text:p>
      <text:p text:style-name="P10"/>
      <text:p text:style-name="P10"/>
      <text:p text:style-name="P10"/>
      <text:p text:style-name="P10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_Toc1464_1358257363" text:style-name="Index_20_Link" text:visited-style-name="Index_20_Link">E2Guardian V5 – Revised List Definition<text:tab/>2</text:a></text:p>
          <text:p text:style-name="P34"><text:a xlink:type="simple" xlink:href="#__RefHeading___Toc1466_1358257363" text:style-name="Index_20_Link" text:visited-style-name="Index_20_Link">Introduction<text:tab/>2</text:a></text:p>
          <text:p text:style-name="P34"><text:a xlink:type="simple" xlink:href="#__RefHeading___Toc1468_1358257363" text:style-name="Index_20_Link" text:visited-style-name="Index_20_Link">List Definition<text:tab/>4</text:a></text:p>
          <text:p text:style-name="P34"><text:a xlink:type="simple" xlink:href="#__RefHeading___Toc1470_1358257363" text:style-name="Index_20_Link" text:visited-style-name="Index_20_Link">Table 1 – List Types<text:tab/>5</text:a></text:p>
        </text:index-body>
      </text:table-of-content>
      <text:p text:style-name="P10"/>
      <text:p text:style-name="P10"/>
      <text:p text:style-name="P10"/>
      <text:h text:style-name="P35" text:outline-level="1"/>
      <text:h text:style-name="P36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2">Version 5 has a completely revised model for defining and using lists. <text:s/>List definition is now separated from list application. These are no longer hard-coded, but mapped to an action using a storyboard function.</text:p>
      <text:p text:style-name="P2">So, for example, the following entries in <text:span text:style-name="T9">V4 </text:span>e2guardianf1.conf :</text:p>
      <text:p text:style-name="P12">exceptionsitelist = '/<text:span text:style-name="T29">etc</text:span>/<text:span text:style-name="T29">e2guardian</text:span>/lists/exceptionsitelist'</text:p>
      <text:p text:style-name="P12">exceptionurllist = '/<text:span text:style-name="T29">etc</text:span>/e2guardian/lists/exceptionurllist'</text:p>
      <text:p text:style-name="P12">exceptionregexpurllist = '/<text:span text:style-name="T29">etc/</text:span>e2guardian/lists/exceptionregexpurllist'</text:p>
      <text:p text:style-name="P23">are replaced <text:span text:style-name="T9">in V5 </text:span>with:</text:p>
      <text:p text:style-name="P12">sitelist = 'name=exception,messageno=602,path=/<text:span text:style-name="T29">etc</text:span>/e2guardian/lists/exceptionsitelist'</text:p>
      <text:p text:style-name="P12">urllist = 'name=exception,messageno=603,path=/<text:span text:style-name="T29">etc</text:span>/e2guardian/lists/exceptionurllist'</text:p>
      <text:p text:style-name="P13"><text:span text:style-name="T10">regexpbool</text:span>list = 'name=exception,messageno=60<text:span text:style-name="T10">9</text:span>,path=/etc/e2guardian/lists/exception<text:span text:style-name="T10">regexp</text:span>urllist'</text:p>
      <text:p text:style-name="P24">and this line added to the storyboard logic to map the 'exception' list(s) to the 'exception' action:</text:p>
      <text:p text:style-name="P14">if(urlin, exception) setexception</text:p>
      <text:p text:style-name="P27">Note that the <text:span text:style-name="T29">list </text:span>name 'exception' <text:s/><text:span text:style-name="T8">above does not have any</text:span> special meaning to e2guardian <text:span text:style-name="T29">v5</text:span>, it is just a label for some lists.</text:p>
      <text:p text:style-name="P28">Blanket block indicators in list files are no longer actioned. <text:s/>Blanket block is now implemented with storyboard states 'site<text:span text:style-name="T9">isip</text:span>' and 'true' (e.g. <text:s/>'if(site<text:span text:style-name="T9">isip</text:span>,,<text:span text:style-name="T18">505</text:span>) return setblock' <text:s/><text:span text:style-name="T9">will display message number 505 - 'Access to sites by IP address is not allowed' in the block page</text:span>). <text:s text:c="3"/></text:p>
      <text:p text:style-name="P30"/>
      <text:p text:style-name="P30"><text:soft-page-break/></text:p>
      <text:p text:style-name="P30">Categories are still defined within lists as before <text:span text:style-name="T6">with the following syntax:-</text:span></text:p>
      <text:p text:style-name="P32">#listcategory: “CATEGORY”</text:p>
      <text:p text:style-name="P29">Time based lists are also honoured, although this method is depreciated and <text:span text:style-name="T5">may</text:span> be replaced by a more auditable method in a future version.</text:p>
      <text:h text:style-name="P37" text:outline-level="3"/>
      <text:h text:style-name="P38" text:outline-level="3"><text:bookmark-start text:name="__RefHeading___Toc1468_1358257363"/>List Definition<text:bookmark-end text:name="__RefHeading___Toc1468_1358257363"/></text:h>
      <text:p text:style-name="P31">List definition has the following format:</text:p>
      <text:p text:style-name="P17">listtype<text:span text:style-name="T11"> = 'name=</text:span>list_name<text:span text:style-name="T11">, [messageno=</text:span>nnn,<text:span text:style-name="T11">] [logmessageno=</text:span><text:span text:style-name="T24">lll</text:span>,<text:span text:style-name="T11">] </text:span><text:span text:style-name="T19">[anonlog=true,] [sitewild=false,] </text:span><text:span text:style-name="T11">path=</text:span>path_to_list_file </text:p>
      <text:p text:style-name="P17"><text:span text:style-name="T11"><text:s/><text:tab/><text:tab/><text:tab/><text:tab/><text:tab/><text:tab/></text:span><text:span text:style-name="T21">[ ,listdir=</text:span><text:span text:style-name="T3">dir_path</text:span><text:span text:style-name="T21"> ]</text:span><text:span text:style-name="T11">'</text:span></text:p>
      <text:p text:style-name="P25">where:</text:p>
      <text:p text:style-name="P16">listtype <text:span text:style-name="T12">is one of the types in </text:span><text:span text:style-name="T14">T</text:span><text:span text:style-name="T12">able 1.</text:span></text:p>
      <text:p text:style-name="P18">list_name<text:span text:style-name="T11"> is a label made up of alphanumeric, '_' </text:span><text:span text:style-name="T16">and</text:span><text:span text:style-name="T11"> '-' (no spaces</text:span><text:span text:style-name="T15">). <text:s/>The same </text:span><text:span text:style-name="T26">list_name </text:span><text:span text:style-name="T15">can (and should) be used for multiple listtypes, </text:span><text:span text:style-name="T20">as this enables a single storyboard function to check multiple listtypes. <text:s/>For example the urlin storyboard state condition will search sitelist, ipsitelist, urllist, and regexpboollist listtypes. Note that</text:span><text:span text:style-name="T15"> </text:span><text:span text:style-name="T26">list_name</text:span><text:span text:style-name="T15"> must be unique within each listtype. <text:s/></text:span><text:span text:style-name="T20">Where a list_name/listtype combination is duplicated all but the last one read will be ignored. <text:s text:c="2"/></text:span><text:span text:style-name="T15">Which listtypes of a </text:span><text:span text:style-name="T26">list_name</text:span><text:span text:style-name="T15"> that are used and the order they are used in a storyboard condition is determined by the storyboard state condition </text:span><text:span text:style-name="T17">used</text:span><text:span text:style-name="T15">.</text:span></text:p>
      <text:p text:style-name="P18">nnn<text:span text:style-name="T11"> is a message number for block message displayed to user and status number entered into log (types 5,</text:span><text:span text:style-name="T22">6,7</text:span><text:span text:style-name="T11"> &amp; </text:span><text:span text:style-name="T22">8</text:span><text:span text:style-name="T11">) – default is 0.</text:span></text:p>
      <text:p text:style-name="P18">lll<text:span text:style-name="T11"> is the message number for log message – default is </text:span><text:span text:style-name="T13">messageno</text:span></text:p>
      <text:p text:style-name="P19"><text:span text:style-name="T13">a</text:span><text:span text:style-name="T11">nonlog=true anonymises log entries </text:span><text:span text:style-name="T22">for url </text:span><text:span text:style-name="T11">where this list is matched (Default is false)</text:span></text:p>
      <text:p text:style-name="P21">sitewild=false overrides the standard site 'wildcard' behaviour for site and url lists. i.e. An exact match will be required for the site name. <text:s/>This is quicker as only a single list check is required. <text:s/>With the standard sitewild logic (number of '.' in site)+1 checks are required. <text:s/>(Default is true)</text:p>
      <text:p text:style-name="P20">path_to_list_file <text:span text:style-name="T11">is fully qualified path to list file.</text:span></text:p>
      <text:p text:style-name="P22">list_dir is a list path – this will replace any __LISTDIR__ variables in the list <text:line-break/> <text:s text:c="23"/>– defaults to the current LISTDIR value I.e listdir=__LISTDIR__</text:p>
      <text:h text:style-name="P39" text:outline-level="3"><text:bookmark-start text:name="__RefHeading___Toc1470_1358257363"/><text:soft-page-break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40635869172192">
            <table:table-cell table:style-name="Table1.A1" office:value-type="string">
              <text:p text:style-name="P3">ListType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C1" office:value-type="string">
              <text:p text:style-name="P3">Storyboard states that can use this list type</text:p>
            </table:table-cell>
          </table:table-row>
        </table:table-header-rows>
        <table:table-row table:style-name="TableLine140635869261920">
          <table:table-cell table:style-name="Table1.A2" office:value-type="string">
            <text:p text:style-name="P4">fileextlist</text:p>
          </table:table-cell>
          <table:table-cell table:style-name="Table1.A2" office:value-type="string">
            <text:p text:style-name="P4">List of file extensions</text:p>
          </table:table-cell>
          <table:table-cell table:style-name="Table1.C2" office:value-type="string">
            <text:p text:style-name="P6">extensionin, <text:span text:style-name="T7">urlin</text:span></text:p>
          </table:table-cell>
        </table:table-row>
        <table:table-row table:style-name="TableLine140635868995152">
          <table:table-cell table:style-name="Table1.A2" office:value-type="string">
            <text:p text:style-name="P6">iplist</text:p>
          </table:table-cell>
          <table:table-cell table:style-name="Table1.A2" office:value-type="string">
            <text:p text:style-name="P6">List of IP and IP ranges </text:p>
          </table:table-cell>
          <table:table-cell table:style-name="Table1.C2" office:value-type="string">
            <text:p text:style-name="P6">clientin</text:p>
          </table:table-cell>
        </table:table-row>
        <table:table-row table:style-name="TableLine140635868995424">
          <table:table-cell table:style-name="Table1.A2" office:value-type="string">
            <text:p text:style-name="P8">ipmaplist</text:p>
          </table:table-cell>
          <table:table-cell table:style-name="Table1.A2" office:value-type="string">
            <text:p text:style-name="P8">Map of IP and IP ranges to data (normally filter group) </text:p>
          </table:table-cell>
          <table:table-cell table:style-name="Table1.C2" office:value-type="string">
            <text:p text:style-name="P8"><text:span text:style-name="T4">client</text:span>in</text:p>
          </table:table-cell>
        </table:table-row>
        <table:table-row table:style-name="TableLine140635869263248">
          <table:table-cell table:style-name="Table1.A2" office:value-type="string">
            <text:p text:style-name="P6">ipsitelist</text:p>
          </table:table-cell>
          <table:table-cell table:style-name="Table1.A2" office:value-type="string">
            <text:p text:style-name="P6">List of IP and IP ranges of sites which are IP address</text:p>
          </table:table-cell>
          <table:table-cell table:style-name="Table1.C2" office:value-type="string">
            <text:p text:style-name="P5">sitein, urlin, <text:span text:style-name="T25">embeddedin, refererin</text:span></text:p>
          </table:table-cell>
        </table:table-row>
        <table:table-row table:style-name="TableLine140635869263520">
          <table:table-cell table:style-name="Table1.A2" office:value-type="string">
            <text:p text:style-name="P8">maplist</text:p>
          </table:table-cell>
          <table:table-cell table:style-name="Table1.A2" office:value-type="string">
            <text:p text:style-name="P8">Map of key to data (e.g. user → filter group)</text:p>
          </table:table-cell>
          <table:table-cell table:style-name="Table1.C2" office:value-type="string">
            <text:p text:style-name="P8">userin</text:p>
          </table:table-cell>
        </table:table-row>
        <table:table-row table:style-name="TableLine140635869263792">
          <table:table-cell table:style-name="Table1.A2" office:value-type="string">
            <text:p text:style-name="P4">mimelist</text:p>
          </table:table-cell>
          <table:table-cell table:style-name="Table1.A2" office:value-type="string">
            <text:p text:style-name="P4">List of mime types</text:p>
          </table:table-cell>
          <table:table-cell table:style-name="Table1.C2" office:value-type="string">
            <text:p text:style-name="P6">mimein</text:p>
          </table:table-cell>
        </table:table-row>
        <table:table-row table:style-name="TableLine140635869264064">
          <table:table-cell table:style-name="Table1.A2" office:value-type="string">
            <text:p text:style-name="P4">regexpboollist</text:p>
          </table:table-cell>
          <table:table-cell table:style-name="Table1.A2" office:value-type="string">
            <text:p text:style-name="P4">List of Regular Expressions (present/absent)</text:p>
          </table:table-cell>
          <table:table-cell table:style-name="Table1.C2" office:value-type="string">
            <text:p text:style-name="P4">sitein, urlin, <text:span text:style-name="T25">embeddedin, refererin, headerin</text:span></text:p>
          </table:table-cell>
        </table:table-row>
        <table:table-row table:style-name="TableLine140635869023280">
          <table:table-cell table:style-name="Table1.A2" office:value-type="string">
            <text:p text:style-name="P4">regexpreplacelist</text:p>
          </table:table-cell>
          <table:table-cell table:style-name="Table1.A2" office:value-type="string">
            <text:p text:style-name="P4">List of Regular Expression<text:span text:style-name="T27">s</text:span> which modify target</text:p>
          </table:table-cell>
          <table:table-cell table:style-name="Table1.C2" office:value-type="string">
            <text:p text:style-name="P6">fullurlin, <text:span text:style-name="T9">headerin</text:span></text:p>
          </table:table-cell>
        </table:table-row>
        <table:table-row table:style-name="TableLine140635869023552">
          <table:table-cell table:style-name="Table1.A2" office:value-type="string">
            <text:p text:style-name="P4">searchlist</text:p>
          </table:table-cell>
          <table:table-cell table:style-name="Table1.A2" office:value-type="string">
            <text:p text:style-name="P4">List of search words in ASCII order separated by '+'</text:p>
          </table:table-cell>
          <table:table-cell table:style-name="Table1.C2" office:value-type="string">
            <text:p text:style-name="P4">searchin</text:p>
          </table:table-cell>
        </table:table-row>
        <table:table-row table:style-name="TableLine140635869023824">
          <table:table-cell table:style-name="Table1.A2" office:value-type="string">
            <text:p text:style-name="P4">sitelist</text:p>
          </table:table-cell>
          <table:table-cell table:style-name="Table1.A2" office:value-type="string">
            <text:p text:style-name="P4">List of site domains </text:p>
          </table:table-cell>
          <table:table-cell table:style-name="Table1.C2" office:value-type="string">
            <text:p text:style-name="P5">sitein, urlin, <text:span text:style-name="T25">embeddedin, refererin, clientin</text:span></text:p>
          </table:table-cell>
        </table:table-row>
        <table:table-row table:style-name="TableLine140635869024608">
          <table:table-cell table:style-name="Table1.A2" office:value-type="string">
            <text:p text:style-name="P7">timelist</text:p>
          </table:table-cell>
          <table:table-cell table:style-name="Table1.A2" office:value-type="string">
            <text:p text:style-name="P7">List of time bands</text:p>
          </table:table-cell>
          <table:table-cell table:style-name="Table1.C2" office:value-type="string">
            <text:p text:style-name="P7">timein</text:p>
          </table:table-cell>
        </table:table-row>
        <table:table-row table:style-name="TableLine140635869024880">
          <table:table-cell table:style-name="Table1.A2" office:value-type="string">
            <text:p text:style-name="P4">urllist</text:p>
          </table:table-cell>
          <table:table-cell table:style-name="Table1.A2" office:value-type="string">
            <text:p text:style-name="P4">List of URLs (site + url)</text:p>
          </table:table-cell>
          <table:table-cell table:style-name="Table1.C2" office:value-type="string">
            <text:p text:style-name="P5">urlin, <text:span text:style-name="T25">embeddedin, refererin</text:span></text:p>
          </table:table-cell>
        </table:table-row>
        <table:table-row table:style-name="TableLine140635869025152">
          <table:table-cell table:style-name="Table1.A2" office:value-type="string">
            <text:p text:style-name="P9">categorylist</text:p>
          </table:table-cell>
          <table:table-cell table:style-name="Table1.A2" office:value-type="string">
            <text:p text:style-name="P9">List of Categories</text:p>
          </table:table-cell>
          <table:table-cell table:style-name="Table1.C2" office:value-type="string">
            <text:p text:style-name="P9">categoryin</text:p>
          </table:table-cell>
        </table:table-row>
      </table:table>
      <text:p text:style-name="P15"/>
      <text:p text:style-name="P15">See configs/e2guardian.conf and configs/e2guardianf1.conf for example entries.</text:p>
      <text:p text:style-name="P26">Philip Pearce <text:span text:style-name="T28"><text:s/></text:span><text:s/>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2922bd"/>
    </style:style>
    <style:style style:name="MT2" style:family="text">
      <style:text-properties officeooo:rsid="002a57a3"/>
    </style:style>
    <style:style style:name="MT3" style:family="text">
      <style:text-properties officeooo:rsid="002785e4"/>
    </style:style>
    <style:style style:name="MT4" style:family="text">
      <style:text-properties officeooo:rsid="0028ee2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2Guardian V5.<text:span text:style-name="MT1">5</text:span> – List Definition <text:tab/><text:span text:style-name="MT2">23 August</text:span><text:span text:style-name="MT3"> 202</text:span><text:span text:style-name="MT4">2</text:span><text:tab/>page <text:page-number text:select-page="current">5</text:page-number><text:s/>of <text:page-count>5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hilip Pearce</meta:initial-creator>
    <meta:creation-date>2017-07-12T10:17:06.620915000</meta:creation-date>
    <dc:date>2022-08-23T10:39:58.725867847</dc:date>
    <dc:creator>Philip Pearce</dc:creator>
    <meta:editing-duration>PT3H46M49S</meta:editing-duration>
    <meta:editing-cycles>16</meta:editing-cycles>
    <meta:generator>LibreOffice/7.3.4.2$MacOSX_X86_64 LibreOffice_project/728fec16bd5f605073805c3c9e7c4212a0120dc5</meta:generator>
    <meta:document-statistic meta:table-count="1" meta:image-count="0" meta:object-count="0" meta:page-count="5" meta:paragraph-count="83" meta:word-count="642" meta:character-count="4517" meta:non-whitespace-character-count="3891"/>
  </office:meta>
</office:document-meta>
</file>